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9pt" fo:font-style="italic" style:font-name-asian="Times New Roman1" style:font-size-asian="9pt" style:font-style-asian="italic" style:font-name-complex="Times New Roman1" style:font-size-complex="9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31362057" text:style-name="L1">
        <text:list-item>
          <text:p text:style-name="P1">Aerospace Corporation „GPS Primer”: <text:a xlink:type="simple" xlink:href="http://www.aero.org/">http://www.aero.org/</text:a> 05/2008,</text:p>
        </text:list-item>
        <text:list-item>
          <text:p text:style-name="P1">Satelitarne systemy nawigacji: <text:a xlink:type="simple" xlink:href="http://www.kt.agh.edu.pl/~brus/satelity/navi.html">http://www.kt.agh.edu.pl/~brus/satelity/navi.html</text:a> 04/2009,</text:p>
        </text:list-item>
        <text:list-item>
          <text:p text:style-name="P1">GPS explained: <text:a xlink:type="simple" xlink:href="http://www.kowoma.de/en/gps/">http://www.kowoma.de/en/gps/</text:a> 04/2009,</text:p>
        </text:list-item>
        <text:list-item>
          <text:p text:style-name="P1">Warren Hewerdine „NMEA Reference Manual—January 2005 ”: <text:a xlink:type="simple" xlink:href="http://www.sirf.com/">http://www.sirf.com/</text:a> 07/2008,</text:p>
        </text:list-item>
        <text:list-item>
          <text:p text:style-name="P1">GPS Intermediate Driver: <text:a xlink:type="simple" xlink:href="http://msdn.microsoft.com/en-us/library/bb202086.aspx">http://msdn.microsoft.com/en-us/library/bb202086.aspx</text:a> 07/2009,</text:p>
        </text:list-item>
        <text:list-item>
          <text:p text:style-name="P1">The National Marine Electronics Association (NMEA): <text:a xlink:type="simple" xlink:href="http://www.nmea.org/">http://www.nmea.org/</text:a> 07/2009,</text:p>
        </text:list-item>
        <text:list-item>
          <text:p text:style-name="P1">NMEA data: <text:a xlink:type="simple" xlink:href="http://www.gpsinformation.org/dale/nmea.htm">http://www.gpsinformation.org/dale/nmea.htm</text:a> 07/2009,</text:p>
        </text:list-item>
        <text:list-item>
          <text:p text:style-name="P1">NMEA 0183: <text:a xlink:type="simple" xlink:href="http://pl.wikipedia.org/wiki/NMEA_0183">http://pl.wikipedia.org/wiki/NMEA_0183</text:a> 07/2009,</text:p>
        </text:list-item>
        <text:list-item>
          <text:p text:style-name="P1">Google Maps API: <text:a xlink:type="simple" xlink:href="http://code.google.com/apis/maps/">http://code.google.com/apis/maps/</text:a> 11/2008,</text:p>
        </text:list-item>
        <text:list-item>
          <text:p text:style-name="P1">OpenStreetMap: <text:a xlink:type="simple" xlink:href="http://www.openstreetmap.org/">http://www.openstreetmap.org/</text:a> 11/05/2009,</text:p>
        </text:list-item>
        <text:list-item>
          <text:p text:style-name="P1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2.319504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6" style:display-name="Heading 6" style:family="paragraph" style:parent-style-name="Header" style:next-style-name="Text_20_body" style:class="text" style:default-outline-level="6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C.2.1404" style:family="text" style:parent-style-name="Default">
      <style:text-properties fo:font-size="20pt" fo:font-style="italic" style:font-size-asian="20pt" style:font-style-asian="italic" style:font-size-complex="20pt" style:font-style-complex="italic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7-05T11:44:27.82</dc:date>
    <dc:creator>m d</dc:creator>
    <meta:editing-duration>PT00H41M22S</meta:editing-duration>
    <meta:editing-cycles>23</meta:editing-cycles>
    <meta:generator>OpenOffice.org/3.0$Win32 OpenOffice.org_project/300m15$Build-9379</meta:generator>
    <meta:document-statistic meta:table-count="0" meta:image-count="0" meta:object-count="0" meta:page-count="1" meta:paragraph-count="11" meta:word-count="67" meta:character-count="718"/>
  </office:meta>
</office:document-meta>
</file>